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ICTFontTextStyleBody" svg:font-family="UICTFontTextStyleBody"/>
  </office:font-face-decls>
  <office:automatic-styles>
    <style:style style:name="Tabulka1" style:family="table">
      <style:table-properties style:width="1.254cm" table:align="left"/>
    </style:style>
    <style:style style:name="Tabulka1.A" style:family="table-column">
      <style:table-column-properties style:column-width="1.009cm"/>
    </style:style>
    <style:style style:name="Tabulka1.B" style:family="table-column">
      <style:table-column-properties style:column-width="0.245cm"/>
    </style:style>
    <style:style style:name="Tabulka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style:font-name="Arial1" fo:font-size="12pt" fo:font-style="normal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size="12pt" style:font-size-asian="12pt" style:font-size-complex="12pt"/>
    </style:style>
    <style:style style:name="T1" style:family="text">
      <style:text-properties officeooo:rsid="000b4583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section text:style-name="Sect1" text:name=":n5">
        <text:section text:style-name="Sect1" text:name=":n4">
          <text:p text:style-name="P3">Ve světě kosmetiky se pohybuji více než 12 let, ale zajímala mě už od dětství.</text:p>
          <text:p text:style-name="P3">Svou práci miluju a otevřít si svůj vlastní salon, byl vždycky můj sen.</text:p>
          <text:p text:style-name="P3"/>
          <text:p text:style-name="P3">Chtěla jsem pracovat s kosmetikou, které věřím a sama jí používám a nabídnout ženám luxusní péči s co nejrychlejším účinkem.</text:p>
          <text:p text:style-name="P3"/>
          <text:p text:style-name="P3">Takové podmínky se zdály nesplnitelné, až do doby než jsem poznala BR.</text:p>
          <text:p text:style-name="P3">Překvapilo mě, jak ženy po jednom ošetření zkrásněly a jak rychle to bylo vidět.</text:p>
          <text:p text:style-name="P3">Sama jsem BR začala používat a stále mě překvapují jeho účinky.</text:p>
          <text:p text:style-name="P3"/>
          <text:p text:style-name="P3">Mám zkušenosti nejen v péči o pleť, ale i o tělo a pracovala jsem s nejrůznějšími přístroji v prestižních estetických klinikách a salonech. Ošetřovala jsem zákaznice s přístroji LPG, radiofrekvence, kryolipolýza, rázová vlna, mezoterapie a další.</text:p>
          <text:p text:style-name="P3"/>
          <text:p text:style-name="P3">Ve svém salonu vám chci nabízet ty nejlepší služby, které budu postupně rozšiřovat.</text:p>
          <text:p text:style-name="P3">Každé klientce vytvářím ošetření i domácí péči na míru, k dosažení maximálního efektu.</text:p>
          <text:p text:style-name="P3"/>
          <text:p text:style-name="P3"/>
          <text:p text:style-name="P3"><text:tab/></text:p>
        </text:section>
      </text:section>
      <text:section text:style-name="Sect1" text:name=":n6">
        <table:table table:name="Tabulka1" table:style-name="Tabulka1">
          <table:table-column table:style-name="Tabulka1.A"/>
          <table:table-column table:style-name="Tabulka1.B"/>
          <table:table-row>
            <table:table-cell table:style-name="Tabulka1.A1" office:value-type="string">
              <text:p text:style-name="Table_20_Contents"><text:bookmark text:name=":m5_0"/></text:p>
            </table:table-cell>
            <table:table-cell table:style-name="Tabulka1.A1" office:value-type="string">
              <text:p text:style-name="P1"/>
            </table:table-cell>
          </table:table-row>
        </table:table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ICTFontTextStyleBody" svg:font-family="UICTFontTextStyleBody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7T19:15:16.604000000</meta:creation-date>
    <dc:date>2023-05-17T19:19:14.891000000</dc:date>
    <meta:editing-duration>PT3M59S</meta:editing-duration>
    <meta:editing-cycles>1</meta:editing-cycles>
    <meta:document-statistic meta:table-count="1" meta:image-count="0" meta:object-count="0" meta:page-count="1" meta:paragraph-count="10" meta:word-count="147" meta:character-count="902" meta:non-whitespace-character-count="763"/>
    <meta:generator>LibreOffice/7.4.4.2$Windows_X86_64 LibreOffice_project/85569322deea74ec9134968a29af2df5663baa21</meta:generator>
  </office:meta>
</office:document-meta>
</file>